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835" officeooo:paragraph-rsid="000cc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php</text:p>
      <text:p text:style-name="P1">/**</text:p>
      <text:p text:style-name="P1"><text:s/>* Pimcore</text:p>
      <text:p text:style-name="P1"><text:s/>*</text:p>
      <text:p text:style-name="P1"><text:s/>* This source file is available under two different licenses:</text:p>
      <text:p text:style-name="P1"><text:s/>* - GNU General Public License version 3 (GPLv3)</text:p>
      <text:p text:style-name="P1"><text:s/>* - Pimcore Enterprise License (PEL)</text:p>
      <text:p text:style-name="P1"><text:s/>* Full copyright and license information is available in</text:p>
      <text:p text:style-name="P1"><text:s/>* LICENSE.md which is distributed with this source code.</text:p>
      <text:p text:style-name="P1"><text:s/>*</text:p>
      <text:p text:style-name="P1"><text:s/>* @copyright <text:s/>Copyright (c) 2009-2016 pimcore GmbH (http://www.pimcore.org)</text:p>
      <text:p text:style-name="P1"><text:s/>* @license <text:s text:c="3"/>http://www.pimcore.org/license <text:s text:c="4"/>GPLv3 and PEL</text:p>
      <text:p text:style-name="P1"><text:s/>*/</text:p>
      <text:p text:style-name="P1"/>
      <text:p text:style-name="P1">namespace Pimcore\Console;</text:p>
      <text:p text:style-name="P1"/>
      <text:p text:style-name="P1">use Pimcore\Version;</text:p>
      <text:p text:style-name="P1">use Symfony\Component\Console\Event\ConsoleCommandEvent;</text:p>
      <text:p text:style-name="P1">use Symfony\Component\Console\Input\InputDefinition;</text:p>
      <text:p text:style-name="P1">use Symfony\Component\Console\Input\InputOption;</text:p>
      <text:p text:style-name="P1">use Symfony\Component\Finder\Finder;</text:p>
      <text:p text:style-name="P1">use Symfony\Component\Finder\SplFileInfo;</text:p>
      <text:p text:style-name="P1">use Symfony\Component\EventDispatcher\EventDispatcher;</text:p>
      <text:p text:style-name="P1">use Symfony\Component\Console\Event\ConsoleTerminateEvent;</text:p>
      <text:p text:style-name="P1">use Symfony\Component\Console\ConsoleEvents;</text:p>
      <text:p text:style-name="P1">use Pimcore\Tool\Admin;</text:p>
      <text:p text:style-name="P1"/>
      <text:p text:style-name="P1">/**</text:p>
      <text:p text:style-name="P1"><text:s/>* The console application</text:p>
      <text:p text:style-name="P1"><text:s/>*/</text:p>
      <text:p text:style-name="P1">class Application extends \Symfony\Component\Console\Application</text:p>
      <text:p text:style-name="P1">{</text:p>
      <text:p text:style-name="P1"><text:s text:c="4"/>/**</text:p>
      <text:p text:style-name="P1"><text:s text:c="5"/>* Autoloaded namespaces</text:p>
      <text:p text:style-name="P1"><text:s text:c="5"/>*</text:p>
      <text:p text:style-name="P1"><text:s text:c="5"/>* @var array</text:p>
      <text:p text:style-name="P1"><text:s text:c="5"/>*/</text:p>
      <text:p text:style-name="P1"><text:s text:c="4"/>protected $autoloadNamespaces = [];</text:p>
      <text:p text:style-name="P1"/>
      <text:p text:style-name="P1"><text:s text:c="4"/>/**</text:p>
      <text:p text:style-name="P1"><text:s text:c="5"/>* Constructor.</text:p>
      <text:p text:style-name="P1"><text:s text:c="5"/>*</text:p>
      <text:p text:style-name="P1"><text:s text:c="5"/>* @param string $name The name of the application</text:p>
      <text:p text:style-name="P1"><text:s text:c="5"/>* @param string $version The version of the application</text:p>
      <text:p text:style-name="P1"><text:s text:c="5"/>*</text:p>
      <text:p text:style-name="P1"><text:s text:c="5"/>* @api</text:p>
      <text:p text:style-name="P1"><text:s text:c="5"/>*/</text:p>
      <text:p text:style-name="P1"><text:s text:c="4"/>public function __construct($name = 'UNKNOWN', $version = 'UNKNOWN')</text:p>
      <text:p text:style-name="P1"><text:s text:c="4"/>{</text:p>
      <text:p text:style-name="P1"><text:s text:c="8"/>parent::__construct('Pimcore CLI', Version::getVersion());</text:p>
      <text:p text:style-name="P1"/>
      <text:p text:style-name="P1"><text:s text:c="8"/>// init default autoload namespaces</text:p>
      <text:p text:style-name="P1"><text:soft-page-break/><text:s text:c="8"/>$this-&gt;initDefaultAutoloadNamespaces();</text:p>
      <text:p text:style-name="P1"/>
      <text:p text:style-name="P1"><text:s text:c="8"/>// allow to register commands here (e.g. through plugins)</text:p>
      <text:p text:style-name="P1"><text:s text:c="8"/>\Pimcore::getEventManager()-&gt;trigger('system.console.init', $this);</text:p>
      <text:p text:style-name="P1"/>
      <text:p text:style-name="P1"><text:s text:c="8"/>$dispatcher = new EventDispatcher();</text:p>
      <text:p text:style-name="P1"><text:s text:c="8"/>$this-&gt;setDispatcher($dispatcher);</text:p>
      <text:p text:style-name="P1"/>
      <text:p text:style-name="P1"><text:s text:c="8"/>$dispatcher-&gt;addListener(ConsoleEvents::COMMAND, function (ConsoleCommandEvent $event) {</text:p>
      <text:p text:style-name="P1"><text:s text:c="12"/>if ($event-&gt;getInput()-&gt;getOption("maintenance-mode")) {</text:p>
      <text:p text:style-name="P1"><text:s text:c="16"/>// enable maintenance mode if requested</text:p>
      <text:p text:style-name="P1"><text:s text:c="16"/>$maintenanceModeId = 'cache-warming-dummy-session-id';</text:p>
      <text:p text:style-name="P1"/>
      <text:p text:style-name="P1"><text:s text:c="16"/>$event-&gt;getOutput()-&gt;writeln('Activating maintenance mode with ID &lt;comment&gt;' . $maintenanceModeId . '&lt;/comment&gt; ...');</text:p>
      <text:p text:style-name="P1"/>
      <text:p text:style-name="P1"><text:s text:c="16"/>Admin::activateMaintenanceMode($maintenanceModeId);</text:p>
      <text:p text:style-name="P1"><text:s text:c="12"/>}</text:p>
      <text:p text:style-name="P1"><text:s text:c="8"/>});</text:p>
      <text:p text:style-name="P1"/>
      <text:p text:style-name="P1"><text:s text:c="8"/>$dispatcher-&gt;addListener(ConsoleEvents::TERMINATE, function (ConsoleTerminateEvent $event) {</text:p>
      <text:p text:style-name="P1"><text:s text:c="12"/>if ($event-&gt;getInput()-&gt;getOption("maintenance-mode")) {</text:p>
      <text:p text:style-name="P1"><text:s text:c="16"/>$event-&gt;getOutput()-&gt;writeln('Deactivating maintenance mode...');</text:p>
      <text:p text:style-name="P1"><text:s text:c="16"/>Admin::deactivateMaintenanceMode();</text:p>
      <text:p text:style-name="P1"><text:s text:c="12"/>}</text:p>
      <text:p text:style-name="P1"><text:s text:c="8"/>});</text:p>
      <text:p text:style-name="P1"><text:s text:c="4"/>}</text:p>
      <text:p text:style-name="P1"/>
      <text:p text:style-name="P1"><text:s text:c="4"/>/**</text:p>
      <text:p text:style-name="P1"><text:s text:c="5"/>* Gets the default input definition.</text:p>
      <text:p text:style-name="P1"><text:s text:c="5"/>*</text:p>
      <text:p text:style-name="P1"><text:s text:c="5"/>* @return InputDefinition An InputDefinition instance</text:p>
      <text:p text:style-name="P1"><text:s text:c="5"/>*/</text:p>
      <text:p text:style-name="P1"><text:s text:c="4"/>protected function getDefaultInputDefinition()</text:p>
      <text:p text:style-name="P1"><text:s text:c="4"/>{</text:p>
      <text:p text:style-name="P1"><text:s text:c="8"/>$inputDefinition = parent::getDefaultInputDefinition();</text:p>
      <text:p text:style-name="P1"><text:s text:c="8"/>$inputDefinition-&gt;addOption(new InputOption('ignore-maintenance-mode', null, InputOption::VALUE_NONE, 'Set this flag to force execution in maintenance mode'));</text:p>
      <text:p text:style-name="P1"><text:s text:c="8"/>$inputDefinition-&gt;addOption(new InputOption('maintenance-mode', null, InputOption::VALUE_NONE, 'Set this flag to force maintenance mode while this task runs'));</text:p>
      <text:p text:style-name="P1"><text:s text:c="8"/>$inputDefinition-&gt;addOption(new InputOption('environment', null, InputOption::VALUE_OPTIONAL, 'Explicitly set the environment, eg. production, dev, stage, ...'));</text:p>
      <text:p text:style-name="P1"/>
      <text:p text:style-name="P1"><text:s text:c="8"/>return $inputDefinition;</text:p>
      <text:p text:style-name="P1"><text:s text:c="4"/>}</text:p>
      <text:p text:style-name="P1"/>
      <text:p text:style-name="P1"><text:s text:c="4"/>/**</text:p>
      <text:p text:style-name="P1"><text:s text:c="5"/>* Init default autoload namespaces. More namespaces can be added via addAutoloadNamespace()</text:p>
      <text:p text:style-name="P1"><text:s text:c="5"/>*/</text:p>
      <text:p text:style-name="P1"><text:soft-page-break/><text:s text:c="4"/>protected function initDefaultAutoloadNamespaces()</text:p>
      <text:p text:style-name="P1"><text:s text:c="4"/>{</text:p>
      <text:p text:style-name="P1"><text:s text:c="8"/>$defaultAutoloadNamespaces = [</text:p>
      <text:p text:style-name="P1"><text:s text:c="12"/>'Pimcore\\Console\\Command' =&gt; PIMCORE_DOCUMENT_ROOT . '/pimcore/lib/Pimcore/Console/Command',</text:p>
      <text:p text:style-name="P1"><text:s text:c="12"/>'Website\\Console\\Command' =&gt; PIMCORE_DOCUMENT_ROOT . '/website/lib/Website/Console/Command'</text:p>
      <text:p text:style-name="P1"><text:s text:c="8"/>];</text:p>
      <text:p text:style-name="P1"/>
      <text:p text:style-name="P1"><text:s text:c="8"/>foreach ($defaultAutoloadNamespaces as $namespace =&gt; $directory) {</text:p>
      <text:p text:style-name="P1"><text:s text:c="12"/>$this-&gt;addAutoloadNamespace($namespace, $directory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Add a namespace to autoload commands from</text:p>
      <text:p text:style-name="P1"><text:s text:c="5"/>*</text:p>
      <text:p text:style-name="P1"><text:s text:c="5"/>* @param $namespace</text:p>
      <text:p text:style-name="P1"><text:s text:c="5"/>* @param $directory</text:p>
      <text:p text:style-name="P1"><text:s text:c="5"/>* @return $this</text:p>
      <text:p text:style-name="P1"><text:s text:c="5"/>*/</text:p>
      <text:p text:style-name="P1"><text:s text:c="4"/>public function addAutoloadNamespace($namespace, $directory)</text:p>
      <text:p text:style-name="P1"><text:s text:c="4"/>{</text:p>
      <text:p text:style-name="P1"><text:s text:c="8"/>if (isset($this-&gt;autoloadNamespaces[$namespace])) {</text:p>
      <text:p text:style-name="P1"><text:s text:c="12"/>throw new \RuntimeException(sprintf('Autoload namespace %s is already defined. Can\'t add it again.', $namespace));</text:p>
      <text:p text:style-name="P1"><text:s text:c="8"/>}</text:p>
      <text:p text:style-name="P1"/>
      <text:p text:style-name="P1"><text:s text:c="8"/>$this-&gt;autoloadNamespaces[$namespace] = $directory;</text:p>
      <text:p text:style-name="P1"><text:s text:c="8"/>foreach ($this-&gt;findNamespaceCommands($namespace, $directory) as $className) {</text:p>
      <text:p text:style-name="P1"><text:s text:c="12"/>$this-&gt;add(new $className());</text:p>
      <text:p text:style-name="P1"><text:s text:c="8"/>}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Find all commands in a namespace. Commands must extend Symfony\Component\Console\Command\Command and</text:p>
      <text:p text:style-name="P1"><text:s text:c="5"/>* have its name ending in Command (e.g. AwesomeCommand).</text:p>
      <text:p text:style-name="P1"><text:s text:c="5"/>*</text:p>
      <text:p text:style-name="P1"><text:s text:c="5"/>* @param $namespace</text:p>
      <text:p text:style-name="P1"><text:s text:c="5"/>* @param $directory</text:p>
      <text:p text:style-name="P1"><text:s text:c="5"/>* @return array</text:p>
      <text:p text:style-name="P1"><text:s text:c="5"/>*/</text:p>
      <text:p text:style-name="P1"><text:s text:c="4"/>public function findNamespaceCommands($namespace, $directory)</text:p>
      <text:p text:style-name="P1"><text:s text:c="4"/>{</text:p>
      <text:p text:style-name="P1"><text:s text:c="8"/>$commands = [];</text:p>
      <text:p text:style-name="P1"/>
      <text:p text:style-name="P1"><text:s text:c="8"/>if (!(file_exists($directory) &amp;&amp; is_dir($directory))) {</text:p>
      <text:p text:style-name="P1"><text:s text:c="12"/>return $commands;</text:p>
      <text:p text:style-name="P1"><text:s text:c="8"/>}</text:p>
      <text:p text:style-name="P1"><text:soft-page-break/></text:p>
      <text:p text:style-name="P1"><text:s text:c="8"/>$finder = new Finder();</text:p>
      <text:p text:style-name="P1"><text:s text:c="8"/>$finder</text:p>
      <text:p text:style-name="P1"><text:s text:c="12"/>-&gt;files()</text:p>
      <text:p text:style-name="P1"><text:s text:c="12"/>-&gt;in($directory)</text:p>
      <text:p text:style-name="P1"><text:s text:c="12"/>-&gt;name('*Command.php');</text:p>
      <text:p text:style-name="P1"/>
      <text:p text:style-name="P1"><text:s text:c="8"/>/** @var SplFileInfo $file */</text:p>
      <text:p text:style-name="P1"><text:s text:c="8"/>foreach ($finder as $file) {</text:p>
      <text:p text:style-name="P1"><text:s text:c="12"/>$subNamespace = trim(str_replace($directory, '', $file-&gt;getPath()), DIRECTORY_SEPARATOR);</text:p>
      <text:p text:style-name="P1"><text:s text:c="12"/>if (!empty($subNamespace)) {</text:p>
      <text:p text:style-name="P1"><text:s text:c="16"/>$subNamespace = str_replace('/', '\\', $subNamespace);</text:p>
      <text:p text:style-name="P1"><text:s text:c="16"/>$subNamespace = '\\' . $subNamespace;</text:p>
      <text:p text:style-name="P1"><text:s text:c="12"/>}</text:p>
      <text:p text:style-name="P1"/>
      <text:p text:style-name="P1"><text:s text:c="12"/>$class = $namespace . $subNamespace . '\\' . $file-&gt;getBasename('.php');</text:p>
      <text:p text:style-name="P1"><text:s text:c="12"/>if (class_exists($class)) {</text:p>
      <text:p text:style-name="P1"><text:s text:c="16"/>$reflector = new \ReflectionClass($class);</text:p>
      <text:p text:style-name="P1"><text:s text:c="16"/>if ($reflector-&gt;isInstantiable() &amp;&amp; $reflector-&gt;isSubclassOf('Symfony\\Component\\Console\\Command\\Command')) {</text:p>
      <text:p text:style-name="P1"><text:s text:c="20"/>$commands[] = $class;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return $commands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5:00:25.528303943</meta:creation-date>
    <dc:date>2016-08-06T15:02:26.624394939</dc:date>
    <meta:editing-duration>P0D</meta:editing-duration>
    <meta:editing-cycles>1</meta:editing-cycles>
    <meta:document-statistic meta:table-count="0" meta:image-count="0" meta:object-count="0" meta:page-count="4" meta:paragraph-count="148" meta:word-count="500" meta:character-count="5887" meta:non-whitespace-character-count="4572"/>
    <meta:generator>LibreOffice/4.2.8.2$Linux_X86_64 LibreOffice_project/420m0$Build-2</meta:generator>
  </office:meta>
</office:document-meta>
</file>